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paragraph-rsid="000e21ef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normal" style:text-underline-style="none" fo:font-weight="normal" officeooo:paragraph-rsid="000e21ef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style:text-underline-style="none" fo:font-weight="normal" officeooo:paragraph-rsid="000e7449" style:font-style-asian="normal" style:font-weight-asian="normal" style:font-style-complex="normal" style:font-weight-complex="normal"/>
    </style:style>
    <style:style style:name="T1" style:family="text">
      <style:text-properties officeooo:rsid="000e21ef"/>
    </style:style>
    <style:style style:name="T2" style:family="text">
      <style:text-properties style:text-underline-style="none" officeooo:rsid="000e21ef"/>
    </style:style>
    <style:style style:name="T3" style:family="text">
      <style:text-properties officeooo:rsid="000e74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<text:tab/><text:tab/><text:tab/><text:tab/><text:tab/><text:tab/></text:span><text:span text:style-name="T1">Verjährung</text:span></text:p>
      <text:p text:style-name="P1"><text:span text:style-name="T1"/></text:p>
      <text:p text:style-name="P1"><text:span text:style-name="T1"/></text:p>
      <text:p text:style-name="P2"><text:span text:style-name="T1">1. Bedeutung</text:span></text:p>
      <text:p text:style-name="P2"><text:span text:style-name="T1"/></text:p>
      <text:p text:style-name="P2"><text:span text:style-name="T1">Die Forderungen bleiben zwar bestehen, allerdings sind sie rechtlich nicht mehr durchsetzbar.</text:span></text:p>
      <text:p text:style-name="P2"><text:span text:style-name="T1">(Nach der Verjährungsfrist)</text:span></text:p>
      <text:p text:style-name="P2"><text:span text:style-name="T1"/></text:p>
      <text:p text:style-name="P2"><text:span text:style-name="T1">Verjährungsfristen können unterschiedlich lang sein und einen unterschiedlichen beginn haben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Hemmung:</text:span></text:p>
      <text:p text:style-name="P2"><text:span text:style-name="T1"/></text:p>
      <text:p text:style-name="P2"><text:span text:style-name="T1">Die Verjährungsfrist verlängert sich um die Zeitdauer der Hemmung.</text:span></text:p>
      <text:p text:style-name="P2"><text:span text:style-name="T1">Zu einer Hemmung führt: <text:tab/>- Stundung durch den Gläubiger</text:span></text:p>
      <text:p text:style-name="P2"><text:span text:style-name="T1"><text:tab/><text:tab/><text:tab/><text:tab/>- Stillstand der Rechtspflege</text:span></text:p>
      <text:p text:style-name="P2"><text:span text:style-name="T1"><text:tab/><text:tab/><text:tab/><text:tab/>- vorübergehende berechtigte Zahlungsverweigerung</text:span></text:p>
      <text:p text:style-name="P2"><text:span text:style-name="T1"/></text:p>
      <text:p text:style-name="P2"><text:span text:style-name="T1"/></text:p>
      <text:p text:style-name="P3"><text:span text:style-name="T3">Neubeginn (alt: Unterbrechung):</text:span></text:p>
      <text:p text:style-name="P3"><text:span text:style-name="T3">die Verjährung beginnt neu</text:span></text:p>
      <text:p text:style-name="P3"><text:span text:style-name="T3">erfolgt durch:</text:span></text:p>
      <text:p text:style-name="P3"><text:span text:style-name="T3"><text:tab/>- Teilzahlung</text:span></text:p>
      <text:p text:style-name="P3"><text:span text:style-name="T3"><text:tab/>- Sicherheitsleistung</text:span></text:p>
      <text:p text:style-name="P3"><text:span text:style-name="T3"><text:tab/>- Nachbesserung</text:span></text:p>
      <text:p text:style-name="P3"><text:span text:style-name="T3"><text:tab/>- Bitte um Stundung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3T09:06:26.14</meta:creation-date>
    <dc:date>2013-01-23T09:25:16.57</dc:date>
    <meta:editing-duration>PT10M31S</meta:editing-duration>
    <meta:editing-cycles>3</meta:editing-cycles>
    <meta:generator>LibreOffice/3.6$Windows_x86 LibreOffice_project/2ef5aff-a6fb0ff-166bdff-cf087ad-0f1389</meta:generator>
    <meta:document-statistic meta:table-count="0" meta:image-count="0" meta:object-count="0" meta:page-count="1" meta:paragraph-count="17" meta:word-count="74" meta:character-count="599" meta:non-whitespace-character-count="523"/>
  </office:meta>
</office:document-meta>
</file>